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.Im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mage.getSummImageUr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age.getSearchImageUr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age.getImag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mage.getBigImageUr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age.setImageUrl( String imag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.Image( String imag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